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xlink:href=".uno:OpenHyperlinkOnCursor" script:event-name="dom:load"/>
    </office:event-listeners>
  </office:scripts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file:///c:/windows/system32/calc.exe" text:style-name="Internet_20_link" text:visited-style-name="Visited_20_Internet_20_Link">Foobar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21T07:49:01.56</meta:creation-date>
    <meta:document-statistic meta:table-count="0" meta:image-count="0" meta:object-count="0" meta:page-count="1" meta:paragraph-count="1" meta:word-count="1" meta:character-count="6"/>
    <dc:date>2020-04-21T07:50:05.55</dc:date>
    <meta:editing-duration>PT1M5S</meta:editing-duration>
    <meta:editing-cycles>1</meta:editing-cycles>
    <meta:generator>OpenOffice/4.1.7$Win32 OpenOffice.org_project/417m1$Build-9800</meta:generator>
  </office:meta>
</office:document-meta>
</file>